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5cm" fo:margin-left="0cm" fo:margin-top="0cm" fo:margin-bottom="0cm" fo:break-before="auto" fo:break-after="auto" table:align="left"/>
    </style:style>
    <style:style style:name="Table1.A" style:family="table-column">
      <style:table-column-properties style:column-width="10.636cm"/>
    </style:style>
    <style:style style:name="Table1.B" style:family="table-column">
      <style:table-column-properties style:column-width="5.23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4" style:family="paragraph" style:parent-style-name="Heading_20_1" style:master-page-name="Standard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Consolas1" fo:language="zxx" fo:country="none" style:font-name-asian="Consolas2" style:language-asian="zxx" style:country-asian="none" style:font-name-complex="Consolas2" style:language-complex="zxx" style:country-complex="none"/>
    </style:style>
    <style:style style:name="P6" style:family="paragraph" style:parent-style-name="Standard">
      <style:text-properties style:font-name="Consolas1" fo:language="zxx" fo:country="none" officeooo:paragraph-rsid="00191779" style:font-name-asian="Consolas2" style:language-asian="zxx" style:country-asian="none" style:font-name-complex="Consolas2" style:language-complex="zxx" style:country-complex="none"/>
    </style:style>
    <style:style style:name="P7" style:family="paragraph" style:parent-style-name="Standard">
      <style:text-properties officeooo:paragraph-rsid="00191779"/>
    </style:style>
    <style:style style:name="P8" style:family="paragraph" style:parent-style-name="Standard">
      <style:paragraph-properties fo:break-before="page"/>
      <style:text-properties officeooo:paragraph-rsid="00191779"/>
    </style:style>
    <style:style style:name="P9" style:family="paragraph" style:parent-style-name="Standard">
      <style:text-properties style:font-name="Consolas" officeooo:paragraph-rsid="00191779"/>
    </style:style>
    <style:style style:name="P10" style:family="paragraph" style:parent-style-name="Standard">
      <style:text-properties style:font-name="Consolas" fo:language="zxx" fo:country="none" officeooo:paragraph-rsid="00191779" style:language-asian="zxx" style:country-asian="none" style:language-complex="zxx" style:country-complex="none"/>
    </style:style>
    <style:style style:name="P11" style:family="paragraph" style:parent-style-name="Standard">
      <style:text-properties style:font-name="Consolas" fo:language="zxx" fo:country="none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paragraph-rsid="00191779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91779" officeooo:paragraph-rsid="00191779" style:language-asian="zxx" style:country-asian="none" style:language-complex="zxx" style:country-complex="none"/>
    </style:style>
    <style:style style:name="P15" style:family="paragraph" style:parent-style-name="Standard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nsolas" fo:language="zxx" fo:country="none" style:language-asian="zxx" style:country-asian="none" style:language-complex="zxx" style:country-complex="non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91779"/>
    </style:style>
    <style:style style:name="T3" style:family="text">
      <style:text-properties style:font-name="Consolas" fo:language="zxx" fo:country="none" style:language-asian="zxx" style:country-asian="none" style:language-complex="zxx" style:country-complex="none"/>
    </style:style>
    <style:style style:name="T4" style:family="text">
      <style:text-properties fo:language="zxx" fo:country="none" officeooo:rsid="00191779" style:language-asian="zxx" style:country-asian="none" style:language-complex="zxx" style:country-complex="none"/>
    </style:style>
    <style:style style:name="T5" style:family="text">
      <style:text-properties officeooo:rsid="001a5dfc"/>
    </style:style>
    <style:style style:name="T6" style:family="text">
      <style:text-properties officeooo:rsid="001a96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k3t5k9eik44z"/><text:span text:style-name="T5">Correction </text:span>Série n°5</text:p>
      <text:p text:style-name="Heading_20_2"><text:bookmark text:name="_kyn983m6seuc"/>Exercice 1</text:p>
      <text:p text:style-name="Standard">1. V V F F</text:p>
      <text:p text:style-name="Standard">2. V F V F</text:p>
      <text:p text:style-name="Standard">3. V V V V </text:p>
      <text:p text:style-name="Standard">4. F V V F</text:p>
      <text:p text:style-name="Heading_20_2"><text:bookmark text:name="_jz37vfwr7tur"/>Exercice 2</text:p>
      <text:p text:style-name="Standard">1 → b - 2 → e - 3 → d - 4 → f - 5 → a - 6 → c - 7 → h - 8 → j - 9 → g - 10 → i</text:p>
      <text:p text:style-name="Heading_20_2"><text:bookmark text:name="_h5464ktdlk6s"/>Exercice 3</text:p>
      <text:p text:style-name="Standard">1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nomalie</text:p>
          </table:table-cell>
          <table:table-cell table:style-name="Table1.A1" office:value-type="string">
            <text:p text:style-name="P3">Contrainte</text:p>
          </table:table-cell>
        </table:table-row>
        <table:table-row table:style-name="Table1.1">
          <table:table-cell table:style-name="Table1.A1" office:value-type="string">
            <text:p text:style-name="P1">Le champ <text:span text:style-name="T1">Caché</text:span> de la table <text:span text:style-name="T1">Dossier</text:span> comporte une valeur non autorisée (<text:span text:style-name="T1">Oui</text:span>)</text:p>
          </table:table-cell>
          <table:table-cell table:style-name="Table1.A1" office:value-type="string">
            <text:p text:style-name="P1">Contrainte de domaine</text:p>
          </table:table-cell>
        </table:table-row>
        <table:table-row table:style-name="Table1.1">
          <table:table-cell table:style-name="Table1.A1" office:value-type="string">
            <text:p text:style-name="P1">L'<text:span text:style-name="T1">IdDossier </text:span>(clé primaire)<text:span text:style-name="T1"> </text:span>de la table <text:span text:style-name="T1">Dossier</text:span> contient la même valeur <text:span text:style-name="T1">D10015</text:span> deux fois.</text:p>
          </table:table-cell>
          <table:table-cell table:style-name="Table1.A1" office:value-type="string">
            <text:p text:style-name="P1">Contrainte de table</text:p>
          </table:table-cell>
        </table:table-row>
        <table:table-row table:style-name="Table1.1">
          <table:table-cell table:style-name="Table1.A1" office:value-type="string">
            <text:p text:style-name="P1">Le champ <text:span text:style-name="T1">idDossier</text:span> de la table <text:span text:style-name="T1">Fichier</text:span> (clé étrangère) affiche la valeur E20132, qui ne correspond à aucune valeur <text:span text:style-name="T1">IdDossier</text:span> de la table <text:span text:style-name="T1">Dossier</text:span> (table mère).</text:p>
          </table:table-cell>
          <table:table-cell table:style-name="Table1.A1" office:value-type="string">
            <text:p text:style-name="P1">Contrainte d'intégrité référentielle</text:p>
          </table:table-cell>
        </table:table-row>
      </table:table>
      <text:p text:style-name="Standard">2.</text:p>
      <text:p text:style-name="P11">UPDATE Dossier SET Caché = 'O' WHERE Caché = 'Oui';</text:p>
      <text:p text:style-name="P11">UPDATE Dossier </text:p>
      <text:p text:style-name="P11">SET IdDossier = 'D10016' </text:p>
      <text:p text:style-name="P11">WHERE IdDossier = 'D10015' AND NomD = 'Films';</text:p>
      <text:p text:style-name="P11">INSERT INTO Dossier VALUES ('E20132', 'VSCode', 'D:/', '-rwxr-xr–', 'N');</text:p>
      <text:p text:style-name="P12"/>
      <text:p text:style-name="P5">ALTER TABLE Dossier</text:p>
      <text:p text:style-name="P5">ADD CONSTRAINT chkCaché CHECK(Caché = 'O' OR Caché = 'N');</text:p>
      <text:p text:style-name="P12"/>
      <text:p text:style-name="P5">ALTER TABLE Dossier</text:p>
      <text:p text:style-name="P5">ADD PRIMARY KEY (IdDossier);</text:p>
      <text:p text:style-name="P12"/>
      <text:p text:style-name="P5">ALTER TABLE Fichier</text:p>
      <text:p text:style-name="P5">ADD FOREIGN KEY (idDossier) REFERENCES Dossier(IdDossier)</text:p>
      <text:p text:style-name="P5"><text:s text:c="2"/>ON UPDATE CASCADE ON DELETE CASCADE;</text:p>
      <text:p text:style-name="Standard"/>
      <text:p text:style-name="Standard"/>
      <text:p text:style-name="P2">3.</text:p>
      <text:p text:style-name="P5">CREATE TABLE Fichier (</text:p>
      <text:p text:style-name="P5"><text:s text:c="2"/>idF INT PRIMARY KEY AUTO_INCREMENT,</text:p>
      <text:p text:style-name="P5"><text:s text:c="2"/>NomF VARCHAR(30) NOT NULL,</text:p>
      <text:p text:style-name="P5"><text:s text:c="2"/>IdExt VARCHAR(10) NOT NULL,</text:p>
      <text:p text:style-name="P5"><text:s text:c="2"/>Date DATE DEFAULT CURR_TIMESTAMP CHECK(Date &lt; NOW()),</text:p>
      <text:p text:style-name="P5"><text:s text:c="2"/>Taille INT NOT NULL CHECK(Taille &gt;= 0),</text:p>
      <text:p text:style-name="P5"><text:s text:c="2"/>IdDossier VARCHAR(20) NOT NULL,</text:p>
      <text:p text:style-name="P5"><text:s text:c="2"/>FOREIGN KEY (IdDossier) REFERENCES Dossier(IdDossier)</text:p>
      <text:p text:style-name="P5"><text:s text:c="4"/>ON UPDATE CASCADE ON DELETE CASCADE,</text:p>
      <text:p text:style-name="P5"><text:s text:c="2"/>FOREIGN KEY (IdExt) REFERENCES Extension(IdExt)</text:p>
      <text:p text:style-name="P5"><text:s text:c="4"/>ON UPDATE CASCADE ON DELETE CASCADE</text:p>
      <text:p text:style-name="P5">);</text:p>
      <text:p text:style-name="Standard"/>
      <text:p text:style-name="Standard">4.</text:p>
      <text:p text:style-name="Standard">1 → Faux - 2 → Faux - 3 → Faux - 4 → Faux</text:p>
      <text:p text:style-name="Standard"/>
      <text:p text:style-name="Heading_20_2"><text:bookmark text:name="_wvvnfd97zg11"/>Exercice 4</text:p>
      <text:p text:style-name="Standard">1.</text:p>
      <text:p text:style-name="P5">SELECT cl.NumClient, Nom, Ville, Solde</text:p>
      <text:p text:style-name="P5">FROM Client AS cl, Compte AS co</text:p>
      <text:p text:style-name="P6">WHERE cl.NumClient = co.NumClient AND </text:p>
      <text:p text:style-name="P6"><text:s text:c="2"/>Solde &lt; 0;</text:p>
      <text:p text:style-name="P12"/>
      <text:p text:style-name="P12">2.</text:p>
      <text:p text:style-name="P5">SELECT Numclient, Nom, NumCompte, NumAgence, Solde</text:p>
      <text:p text:style-name="P5">FROM Client AS cl, Compte AS co</text:p>
      <text:p text:style-name="P5">WHERE cl.NumClient = co.NumClient</text:p>
      <text:p text:style-name="P5">ORDER cl.NumClient;</text:p>
      <text:p text:style-name="P12"/>
      <text:p text:style-name="P12">3.</text:p>
      <text:p text:style-name="P5">SELECT *</text:p>
      <text:p text:style-name="P5">FROM Client</text:p>
      <text:p text:style-name="P5">WHERE NumClient IN (</text:p>
      <text:p text:style-name="P5"><text:s text:c="2"/>SELECT NumClient</text:p>
      <text:p text:style-name="P5"><text:s text:c="2"/>FROM Compte AS co, Agence AS ag</text:p>
      <text:p text:style-name="P5"><text:s text:c="2"/>WHERE co.NumAgence = ag.NumAgence AND Nom = “L'investisseur”</text:p>
      <text:p text:style-name="P5">);</text:p>
      <text:p text:style-name="P12"/>
      <text:p text:style-name="P12">4.</text:p>
      <text:p text:style-name="P5">SELECT NumAgence, AVG(Solde) AS SoldeMoyen</text:p>
      <text:p text:style-name="P5">FROM Compte</text:p>
      <text:p text:style-name="P5">GROUP BY NumAgence</text:p>
      <text:p text:style-name="P5">HAVING AVG(Solde) &gt; 10000;</text:p>
      <text:p text:style-name="P12"/>
      <text:p text:style-name="P15">5.</text:p>
      <text:p text:style-name="P5">SELECT NumClient, SUM(Montant) AS MontantEmprunt</text:p>
      <text:p text:style-name="P5">FROM Emprunt</text:p>
      <text:p text:style-name="P5">GROUP BY NumClient</text:p>
      <text:p text:style-name="P5">HAVING SUM(Montant) &gt; 10000;</text:p>
      <text:p text:style-name="Heading_20_2"><text:bookmark text:name="_mixs6zoggu4y"/>Exercice 5 <text:span text:style-name="T2">(Correction </text:span><text:span text:style-name="T6">proposée par</text:span><text:span text:style-name="T2"> </text:span><text:span text:style-name="T4">Safa</text:span><text:span text:style-name="T2">)</text:span></text:p>
      <text:p text:style-name="P7">1/</text:p>
      <text:p text:style-name="P10">UPDATE assuré SET genre='<text:span text:style-name="T2">H</text:span>' WHERE genre='<text:span text:style-name="T2">H</text:span>omme';</text:p>
      <text:p text:style-name="P11">UPDATE assuré SET genre='<text:span text:style-name="T2">F</text:span>' WHERE genre='<text:span text:style-name="T2">F</text:span>emme';</text:p>
      <text:p text:style-name="P14">ou</text:p>
      <text:p text:style-name="P13"/>
      <text:p text:style-name="P10">UPDATE assuré set genre=<text:span text:style-name="T2">LEFT(genre, 1);</text:span></text:p>
      <text:p text:style-name="P14">N.B : la fonction LEFT() est hors programme.</text:p>
      <text:p text:style-name="P14"/>
      <text:p text:style-name="P13">2/</text:p>
      <text:p text:style-name="P10">ALTER TABLE assuré </text:p>
      <text:p text:style-name="P11">MODIFY COLUMN <text:span text:style-name="T2">genre</text:span> VARCHAR(1) <text:span text:style-name="T2">CHECK(genre in ('H', 'F'))</text:span>;</text:p>
      <text:p text:style-name="P12"/>
      <text:p text:style-name="P13">3/ </text:p>
      <text:p text:style-name="P10">SELECT * </text:p>
      <text:p text:style-name="P10">FROM résidence</text:p>
      <text:p text:style-name="P11">ORDER BY délégation,gouvernorat;</text:p>
      <text:p text:style-name="P12"/>
      <text:p text:style-name="P13">4/ </text:p>
      <text:p text:style-name="P10">SELECT numero, nom, prenom </text:p>
      <text:p text:style-name="P10">FROM assuré </text:p>
      <text:p text:style-name="P10">WHERE status-mariomonial="divorcés";</text:p>
      <text:p text:style-name="P7"/>
      <text:p text:style-name="P7">5/</text:p>
      <text:p text:style-name="P10">SELECT nom, prenom </text:p>
      <text:p text:style-name="P10">FROM assurés </text:p>
      <text:p text:style-name="P10">WHERE (YEAR(NOW()) - YEAR(date-naissance)) &gt;= 60;</text:p>
      <text:p text:style-name="P9"/>
      <text:p text:style-name="P7">6/</text:p>
      <text:p text:style-name="P10">SELECT numéro, nom, prénom </text:p>
      <text:p text:style-name="P10">FROM résidence <text:span text:style-name="T2">AS </text:span>r, assuré <text:span text:style-name="T2">AS </text:span>a, <text:span text:style-name="T2">T</text:span>ype<text:span text:style-name="T2">S</text:span>ecurité <text:span text:style-name="T2">AS</text:span> t,</text:p>
      <text:p text:style-name="P10">WHERE r.delegation=a.<text:span text:style-name="T2">C</text:span>ode<text:span text:style-name="T2">D</text:span>elegation <text:s/><text:span text:style-name="T2">AND</text:span></text:p>
      <text:p text:style-name="P10"><text:s text:c="3"/>t.<text:span text:style-name="T2">C</text:span>ode<text:span text:style-name="T2">S</text:span>ec=a.<text:span text:style-name="T2">C</text:span>ode<text:span text:style-name="T2">S</text:span>ec <text:span text:style-name="T2">AND</text:span> </text:p>
      <text:p text:style-name="P10"><text:s text:c="3"/>t.<text:span text:style-name="T2">T</text:span>ype<text:span text:style-name="T2">S</text:span>ec='CNRPS' <text:span text:style-name="T2">AND </text:span></text:p>
      <text:p text:style-name="P10"><text:s text:c="3"/>gouver<text:span text:style-name="T2">norat </text:span>= <text:span text:style-name="T2">'</text:span>ben arous<text:span text:style-name="T2">'</text:span></text:p>
      <text:p text:style-name="P10">ORDER BY nom DESC;</text:p>
      <text:p text:style-name="P10"/>
      <text:p text:style-name="P7"><text:span text:style-name="T3"/></text:p>
      <text:p text:style-name="P8">7/ </text:p>
      <text:p text:style-name="P10">SELECT count(*) as nbr</text:p>
      <text:p text:style-name="P11">FROM assure</text:p>
      <text:p text:style-name="P11"><text:span text:style-name="T2">WHERE</text:span> YEAR(date-naissance) = 2000;</text:p>
      <text:p text:style-name="Standard"/>
      <text:p text:style-name="P7">8/</text:p>
      <text:p text:style-name="P13">SELECT count(code-delegation) an nbr, codedelegation </text:p>
      <text:p text:style-name="P13">FROM as<text:span text:style-name="T2">s</text:span>uré</text:p>
      <text:p text:style-name="P13">GROUP BY code-delegation </text:p>
      <text:p text:style-name="P13">HAVING nbr&gt;100;</text:p>
      <text:p text:style-name="P7"/>
      <text:p text:style-name="P7">9/</text:p>
      <text:p text:style-name="P10">SELECT num<text:span text:style-name="T2">é</text:span>ro, nom, prenom </text:p>
      <text:p text:style-name="P10"><text:span text:style-name="T2">FROM</text:span> residences <text:span text:style-name="T2">AS</text:span> r,assurer <text:span text:style-name="T2">AS</text:span> a, <text:span text:style-name="T2">T</text:span>ype<text:span text:style-name="T2">S</text:span>ecurite <text:span text:style-name="T2">AS </text:span>t</text:p>
      <text:p text:style-name="P10">WHERE a.<text:span text:style-name="T2">C</text:span>ode<text:span text:style-name="T2">D</text:span>elegation=r.delegation AND </text:p>
      <text:p text:style-name="P10"><text:s text:c="3"/>a.<text:span text:style-name="T2">C</text:span>ode<text:span text:style-name="T2">S</text:span>ec=t.<text:span text:style-name="T2">C</text:span>ode<text:span text:style-name="T2">S</text:span>ec AND </text:p>
      <text:p text:style-name="P10"><text:s text:c="3"/><text:span text:style-name="T2">T</text:span>yp<text:span text:style-name="T2">eS</text:span>ec="CNSS" AND </text:p>
      <text:p text:style-name="P10"><text:s text:c="3"/>nom like <text:span text:style-name="T2">'</text:span>%A%<text:span text:style-name="T2">'</text:span>;</text:p>
      <text:p text:style-name="P10"/>
      <text:p text:style-name="P7">10/</text:p>
      <text:p text:style-name="P10">SELECT numéro, nom, prénom </text:p>
      <text:p text:style-name="P10">FROM assuré</text:p>
      <text:p text:style-name="P10">WHERE <text:span text:style-name="T2">M</text:span>ot<text:span text:style-name="T2">Pa</text:span>asse = (</text:p>
      <text:p text:style-name="P10"><text:s text:c="2"/><text:span text:style-name="T2">SELECT</text:span> motpasse </text:p>
      <text:p text:style-name="P10"><text:s text:c="2"/>FR<text:span text:style-name="T2">OM</text:span> assur<text:span text:style-name="T2">é</text:span> <text:s/></text:p>
      <text:p text:style-name="P10"><text:s text:c="2"/><text:span text:style-name="T2">WHERE</text:span> nom="benaarous" <text:span text:style-name="T2">AND</text:span></text:p>
      <text:p text:style-name="P10"><text:s text:c="5"/>prenom="ahmed"</text:p>
      <text:p text:style-name="P10">);</text:p>
      <text:p text:style-name="P12"/>
      <text:p text:style-name="P14">11/</text:p>
      <text:p text:style-name="P14">Non corrigé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1-22T11:21:39.839000000</dc:date>
    <meta:editing-duration>PT13M41S</meta:editing-duration>
    <meta:editing-cycles>4</meta:editing-cycles>
    <meta:document-statistic meta:table-count="1" meta:image-count="0" meta:object-count="0" meta:page-count="4" meta:paragraph-count="132" meta:word-count="553" meta:character-count="3400" meta:non-whitespace-character-count="2890"/>
  </office:meta>
</office:document-meta>
</file>